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Рисунок 1" text:anchor-type="as-char" svg:x="0in" svg:y="0in" svg:width="3.15024in" svg:height="2.20585in" style:rel-width="scale" style:rel-height="scale"><draw:image xlink:href="media/image1.png" xlink:type="simple" xlink:show="embed" xlink:actuate="onLoad"/><svg:title/><svg:desc>Изображение выглядит как текст, компьютер, программное обеспечение, снимок экрана

Автоматически созданное описание</svg:desc></draw:frame><draw:frame draw:style-name="a1" draw:name="Рисунок 3" text:anchor-type="as-char" svg:x="0in" svg:y="0in" svg:width="3.62824in" svg:height="2.20247in" style:rel-width="scale" style:rel-height="scale"><draw:image xlink:href="media/image2.png" xlink:type="simple" xlink:show="embed" xlink:actuate="onLoad"/><svg:title/><svg:desc>Изображение выглядит как Мультимедийное программное обеспечение, снимок экрана, программное обеспечение, Графическое программное обеспечение

Автоматически созданное описание</svg:desc></draw:frame></text:p>
      <text:p text:style-name="Standard"><draw:frame draw:style-name="a2" draw:name="Рисунок 4" text:anchor-type="as-char" svg:x="0in" svg:y="0in" svg:width="3.19837in" svg:height="1.18108in" style:rel-width="scale" style:rel-height="scale"><draw:image xlink:href="media/image3.png" xlink:type="simple" xlink:show="embed" xlink:actuate="onLoad"/><svg:title/><svg:desc>Изображение выглядит как снимок экрана, текст, программное обеспечение, мультимедиа

Автоматически созданное описание</svg:desc></draw:frame><draw:frame draw:style-name="a3" draw:name="Рисунок 9" text:anchor-type="as-char" svg:x="0in" svg:y="0in" svg:width="3.50078in" svg:height="1.49181in" style:rel-width="scale" style:rel-height="scale"><draw:image xlink:href="media/image4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/text:p>
      <text:p text:style-name="Standard"><draw:frame draw:style-name="a4" draw:name="Рисунок 11" text:anchor-type="as-char" svg:x="0in" svg:y="0in" svg:width="6.69236in" svg:height="1.99792in" style:rel-width="scale" style:rel-height="scale"><draw:image xlink:href="media/image5.png" xlink:type="simple" xlink:show="embed" xlink:actuate="onLoad"/><svg:title/><svg:desc>Изображение выглядит как текст, снимок экрана, Шрифт

Автоматически созданное описание</svg:desc></draw:frame></text:p>
      <text:p text:style-name="Standard"/>
      <text:p text:style-name="Standard"><draw:frame draw:style-name="a5" draw:name="Рисунок 12" text:anchor-type="as-char" svg:x="0in" svg:y="0in" svg:width="6.61724in" svg:height="3.4503in" style:rel-width="scale" style:rel-height="scale"><draw:image xlink:href="media/image6.png" xlink:type="simple" xlink:show="embed" xlink:actuate="onLoad"/><svg:title/><svg:desc>Изображение выглядит как текст, снимок экрана, Мультимедийное программное обеспечение, программное обеспечение

Автоматически созданное описание</svg:desc></draw:frame></text:p>
      <text:p text:style-name="Standard"><draw:frame draw:style-name="a6" draw:name="Рисунок 13" text:anchor-type="as-char" svg:x="0in" svg:y="0in" svg:width="6.69236in" svg:height="5.59028in" style:rel-width="scale" style:rel-height="scale"><draw:image xlink:href="media/image7.png" xlink:type="simple" xlink:show="embed" xlink:actuate="onLoad"/><svg:title/><svg:desc>Изображение выглядит как текст, снимок экрана, программное обеспечение, Мультимедийное программное обеспечение

Автоматически созданное описание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Ганина Ульяна Васильевна</dc:creator>
    <meta:creation-date>2009-04-16T11:32:00Z</meta:creation-date>
    <dc:date>2024-12-19T12:03:00Z</dc:date>
    <meta:template xlink:href="Normal.dotm" xlink:type="simple"/>
    <meta:editing-cycles>4</meta:editing-cycles>
    <meta:editing-duration>PT15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1" meta:character-count="12" meta:row-count="1" meta:non-whitespace-character-count="12"/>
  </office:meta>
</office:document-meta>
</file>